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997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5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 style:data-style-name="N8136">
      <style:table-cell-properties fo:background-color="#ff99ff" style:text-align-source="fix" style:repeat-content="false"/>
      <style:paragraph-properties fo:text-align="center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 style:data-style-name="N8136">
      <style:table-cell-properties fo:background-color="#cc0000" style:text-align-source="fix" style:repeat-content="false"/>
      <style:paragraph-properties fo:text-align="center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8136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 style:data-style-name="N8136">
      <style:table-cell-properties fo:background-color="#00b0f0" style:text-align-source="fix" style:repeat-content="fals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center"/>
    </style:style>
    <style:style style:name="ce3" style:family="table-cell" style:parent-style-name="Excel_20_Built-in_20_Normal" style:data-style-name="N8136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 style:data-style-name="N8136">
      <style:table-cell-properties fo:background-color="#ff0000" style:text-align-source="fix" style:repeat-content="false"/>
      <style:paragraph-properties fo:text-align="center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 style:data-style-name="N8136">
      <style:table-cell-properties style:text-align-source="fix" style:repeat-content="false"/>
      <style:paragraph-properties fo:text-align="center"/>
    </style:style>
    <style:style style:name="ce6" style:family="table-cell" style:parent-style-name="Excel_20_Built-in_20_Normal" style:data-style-name="N8136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 style:data-style-name="N8136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 style:data-style-name="N8136">
      <style:table-cell-properties fo:background-color="#92d050" style:text-align-source="fix" style:repeat-content="false"/>
      <style:paragraph-properties fo:text-align="center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 style:data-style-name="N8002">
      <style:table-cell-properties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ff66ff"/>
    </style:style>
    <style:style style:name="ce19" style:family="table-cell" style:parent-style-name="Excel_20_Built-in_20_Normal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92d05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66ff"/>
    </style:style>
    <style:style style:name="ce22" style:family="table-cell" style:parent-style-name="Excel_20_Built-in_20_Normal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00b0f0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ackground-color="#00b0f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08">
      <style:table-cell-properties style:text-align-source="fix" style:repeat-content="false"/>
      <style:paragraph-properties fo:text-align="center"/>
    </style:style>
    <style:style style:name="ce30" style:family="table-cell" style:parent-style-name="Excel_20_Built-in_20_Normal" style:data-style-name="N108">
      <style:table-cell-properties style:text-align-source="fix" style:repeat-content="false"/>
      <style:paragraph-properties fo:text-align="center"/>
      <style:text-properties style:use-window-font-color="true" style:font-name="Arial" fo:font-size="10pt" style:font-size-asian="10pt" style:font-name-complex="Arial1" style:font-size-complex="10pt"/>
    </style:style>
    <style:style style:name="ce31" style:family="table-cell" style:parent-style-name="Excel_20_Built-in_20_Normal" style:data-style-name="N108">
      <style:table-cell-properties fo:background-color="#ff66ff" style:text-align-source="fix" style:repeat-content="false"/>
      <style:paragraph-properties fo:text-align="center"/>
      <style:text-properties style:use-window-font-color="true" style:font-name="Arial" fo:font-size="10pt" style:font-size-asian="10pt" style:font-name-complex="Arial1" style:font-size-complex="10pt"/>
    </style:style>
    <style:style style:name="ce32" style:family="table-cell" style:parent-style-name="Excel_20_Built-in_20_Normal">
      <style:table-cell-properties fo:background-color="#ff0000"/>
    </style:style>
    <style:style style:name="ce33" style:family="table-cell" style:parent-style-name="Excel_20_Built-in_20_Normal" style:data-style-name="N108">
      <style:table-cell-properties style:text-align-source="fix" style:repeat-content="false"/>
      <style:paragraph-properties fo:text-align="center"/>
    </style:style>
    <style:style style:name="ce34" style:family="table-cell" style:parent-style-name="Default" style:data-style-name="N108">
      <style:table-cell-properties fo:background-color="#ff66ff" style:text-align-source="fix" style:repeat-content="false"/>
      <style:paragraph-properties fo:text-align="center"/>
    </style:style>
    <style:style style:name="ce35" style:family="table-cell" style:parent-style-name="Default" style:data-style-name="N108"/>
    <style:style style:name="ce36" style:family="table-cell" style:parent-style-name="Default" style:data-style-name="N108">
      <style:table-cell-properties fo:background-color="#ff66ff"/>
    </style:style>
    <style:style style:name="ce37" style:family="table-cell" style:parent-style-name="Excel_20_Built-in_20_Normal" style:data-style-name="N108"/>
    <style:style style:name="ce38" style:family="table-cell" style:parent-style-name="Excel_20_Built-in_20_Normal" style:data-style-name="N8137"/>
    <style:style style:name="ce39" style:family="table-cell" style:parent-style-name="Excel_20_Built-in_20_Normal" style:data-style-name="N8137">
      <style:table-cell-properties fo:background-color="#ff66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4" table:default-cell-style-name="Excel_20_Built-in_20_Normal"/>
        <table:table-column table:style-name="co3" table:number-columns-repeated="2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>
            <text:p>Theta</text:p>
          </table:table-cell>
          <table:table-cell table:style-name="ce3" office:value-type="string" table:number-columns-spanned="2" table:number-rows-spanned="1">
            <text:p>Lorentzian</text:p>
          </table:table-cell>
          <table:covered-table-cell table:style-name="ce6"/>
          <table:table-cell table:style-name="ce7" office:value-type="string">
            <text:p>adjusted R</text:p>
          </table:table-cell>
          <table:table-cell table:style-name="ce6"/>
          <table:table-cell table:style-name="ce3" office:value-type="string" table:number-columns-spanned="3" table:number-rows-spanned="1">
            <text:p>Gaussian</text:p>
          </table:table-cell>
          <table:covered-table-cell table:style-name="ce3"/>
          <table:covered-table-cell table:style-name="ce6"/>
          <table:table-cell table:style-name="ce6"/>
          <table:table-cell table:style-name="ce12" office:value-type="string">
            <text:p>adjusted r sq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4" office:value-type="string">
            <text:p>FWHM</text:p>
          </table:table-cell>
          <table:table-cell table:style-name="ce4" office:value-type="string">
            <text:p>error</text:p>
          </table:table-cell>
          <table:table-cell table:style-name="ce8"/>
          <table:table-cell table:style-name="ce4"/>
          <table:table-cell table:style-name="ce10" office:value-type="string">
            <text:p>s</text:p>
          </table:table-cell>
          <table:table-cell table:style-name="ce11" office:value-type="string">
            <text:p>FWHM</text:p>
          </table:table-cell>
          <table:table-cell table:style-name="ce10" office:value-type="string">
            <text:p>Del s</text:p>
          </table:table-cell>
          <table:table-cell table:style-name="ce4" office:value-type="string">
            <text:p>error</text:p>
          </table:table-cell>
          <table:table-cell table:style-name="ce13"/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table:number-columns-repeated="2"/>
          <table:table-cell table:style-name="ce9" table:number-columns-repeated="2"/>
          <table:table-cell table:style-name="ce5"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154.891">
            <text:p>154.891</text:p>
          </table:table-cell>
          <table:table-cell table:style-name="ce5" office:value-type="float" office:value="6.99073">
            <text:p>6.991</text:p>
          </table:table-cell>
          <table:table-cell table:style-name="ce5" office:value-type="float" office:value="0.697796">
            <text:p>0.698</text:p>
          </table:table-cell>
          <table:table-cell table:style-name="ce9"/>
          <table:table-cell table:style-name="ce5" office:value-type="float" office:value="60.7457">
            <text:p>60.746</text:p>
          </table:table-cell>
          <table:table-cell table:style-name="ce5" table:formula="of:=2.355*[.F4]" office:value-type="float" office:value="143.0561235">
            <text:p>143.056</text:p>
          </table:table-cell>
          <table:table-cell table:style-name="ce5" office:value-type="float" office:value="1.89469">
            <text:p>1.895</text:p>
          </table:table-cell>
          <table:table-cell table:style-name="ce5" table:formula="of:=2.355*[.H4]" office:value-type="float" office:value="4.46199495">
            <text:p>4.462</text:p>
          </table:table-cell>
          <table:table-cell table:style-name="ce5" office:value-type="float" office:value="0.709276">
            <text:p>0.709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133.868">
            <text:p>133.868</text:p>
          </table:table-cell>
          <table:table-cell table:style-name="ce5" office:value-type="float" office:value="4.86271">
            <text:p>4.863</text:p>
          </table:table-cell>
          <table:table-cell table:style-name="ce5" office:value-type="float" office:value="0.804516">
            <text:p>0.805</text:p>
          </table:table-cell>
          <table:table-cell table:style-name="ce9"/>
          <table:table-cell table:style-name="ce5" office:value-type="float" office:value="49.6571">
            <text:p>49.657</text:p>
          </table:table-cell>
          <table:table-cell table:style-name="ce5" table:formula="of:=2.355*[.F5]" office:value-type="float" office:value="116.9424705">
            <text:p>116.942</text:p>
          </table:table-cell>
          <table:table-cell table:style-name="ce5" office:value-type="float" office:value="1.30406">
            <text:p>1.304</text:p>
          </table:table-cell>
          <table:table-cell table:style-name="ce5" table:formula="of:=2.355*[.H5]" office:value-type="float" office:value="3.0710613">
            <text:p>3.071</text:p>
          </table:table-cell>
          <table:table-cell table:style-name="ce5" office:value-type="float" office:value="0.797002">
            <text:p>0.797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style-name="ce5" office:value-type="float" office:value="110.189">
            <text:p>110.189</text:p>
          </table:table-cell>
          <table:table-cell table:style-name="ce5" office:value-type="float" office:value="4.46602">
            <text:p>4.466</text:p>
          </table:table-cell>
          <table:table-cell table:style-name="ce5" office:value-type="float" office:value="0.8572">
            <text:p>0.857</text:p>
          </table:table-cell>
          <table:table-cell table:style-name="ce9"/>
          <table:table-cell table:style-name="ce5" office:value-type="float" office:value="39.6175">
            <text:p>39.618</text:p>
          </table:table-cell>
          <table:table-cell table:style-name="ce5" table:formula="of:=2.355*[.F6]" office:value-type="float" office:value="93.2992125">
            <text:p>93.299</text:p>
          </table:table-cell>
          <table:table-cell table:style-name="ce5" office:value-type="float" office:value="1.15405">
            <text:p>1.154</text:p>
          </table:table-cell>
          <table:table-cell table:style-name="ce5" table:formula="of:=2.355*[.H6]" office:value-type="float" office:value="2.71778775">
            <text:p>2.718</text:p>
          </table:table-cell>
          <table:table-cell table:style-name="ce5" office:value-type="float" office:value="0.853939">
            <text:p>0.854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table:style-name="ce5" office:value-type="float" office:value="97.5625">
            <text:p>97.563</text:p>
          </table:table-cell>
          <table:table-cell table:style-name="ce5" office:value-type="float" office:value="4.32946">
            <text:p>4.329</text:p>
          </table:table-cell>
          <table:table-cell table:style-name="ce5" office:value-type="float" office:value="0.853964">
            <text:p>0.854</text:p>
          </table:table-cell>
          <table:table-cell table:style-name="ce9"/>
          <table:table-cell table:style-name="ce5" office:value-type="float" office:value="35.1789">
            <text:p>35.179</text:p>
          </table:table-cell>
          <table:table-cell table:style-name="ce5" table:formula="of:=2.355*[.F7]" office:value-type="float" office:value="82.8463095">
            <text:p>82.846</text:p>
          </table:table-cell>
          <table:table-cell table:style-name="ce5" office:value-type="float" office:value="1.07801">
            <text:p>1.078</text:p>
          </table:table-cell>
          <table:table-cell table:style-name="ce5" table:formula="of:=2.355*[.H7]" office:value-type="float" office:value="2.53871355">
            <text:p>2.539</text:p>
          </table:table-cell>
          <table:table-cell table:style-name="ce5" office:value-type="float" office:value="0.8666">
            <text:p>0.867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 table:style-name="ce5" office:value-type="float" office:value="93.2785">
            <text:p>93.279</text:p>
          </table:table-cell>
          <table:table-cell table:style-name="ce5" office:value-type="float" office:value="3.81298">
            <text:p>3.813</text:p>
          </table:table-cell>
          <table:table-cell table:style-name="ce5" office:value-type="float" office:value="0.858854">
            <text:p>0.859</text:p>
          </table:table-cell>
          <table:table-cell table:style-name="ce9"/>
          <table:table-cell table:style-name="ce5" office:value-type="float" office:value="33.9586">
            <text:p>33.959</text:p>
          </table:table-cell>
          <table:table-cell table:style-name="ce5" table:formula="of:=2.355*[.F8]" office:value-type="float" office:value="79.972503">
            <text:p>79.973</text:p>
          </table:table-cell>
          <table:table-cell table:style-name="ce5" office:value-type="float" office:value="0.947512">
            <text:p>0.948</text:p>
          </table:table-cell>
          <table:table-cell table:style-name="ce5" table:formula="of:=2.355*[.H8]" office:value-type="float" office:value="2.23139076">
            <text:p>2.231</text:p>
          </table:table-cell>
          <table:table-cell table:style-name="ce5" office:value-type="float" office:value="0.867629">
            <text:p>0.868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 table:style-name="ce5" office:value-type="float" office:value="101.791">
            <text:p>101.791</text:p>
          </table:table-cell>
          <table:table-cell table:style-name="ce5" office:value-type="float" office:value="4.01893">
            <text:p>4.019</text:p>
          </table:table-cell>
          <table:table-cell table:style-name="ce5" office:value-type="float" office:value="0.836838">
            <text:p>0.837</text:p>
          </table:table-cell>
          <table:table-cell table:style-name="ce9"/>
          <table:table-cell table:style-name="ce5" office:value-type="float" office:value="36.9359">
            <text:p>36.936</text:p>
          </table:table-cell>
          <table:table-cell table:style-name="ce5" table:formula="of:=2.355*[.F9]" office:value-type="float" office:value="86.9840445">
            <text:p>86.984</text:p>
          </table:table-cell>
          <table:table-cell table:style-name="ce5" office:value-type="float" office:value="1.01673">
            <text:p>1.017</text:p>
          </table:table-cell>
          <table:table-cell table:style-name="ce5" table:formula="of:=2.355*[.H9]" office:value-type="float" office:value="2.39439915">
            <text:p>2.394</text:p>
          </table:table-cell>
          <table:table-cell table:style-name="ce5" office:value-type="float" office:value="0.861071">
            <text:p>0.861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 table:style-name="ce5" office:value-type="float" office:value="119.71">
            <text:p>119.710</text:p>
          </table:table-cell>
          <table:table-cell table:style-name="ce5" office:value-type="float" office:value="5.09879">
            <text:p>5.099</text:p>
          </table:table-cell>
          <table:table-cell table:style-name="ce5" office:value-type="float" office:value="0.855717">
            <text:p>0.856</text:p>
          </table:table-cell>
          <table:table-cell table:style-name="ce9"/>
          <table:table-cell table:style-name="ce5" office:value-type="float" office:value="43.5539">
            <text:p>43.554</text:p>
          </table:table-cell>
          <table:table-cell table:style-name="ce5" table:formula="of:=2.355*[.F10]" office:value-type="float" office:value="102.5694345">
            <text:p>102.569</text:p>
          </table:table-cell>
          <table:table-cell table:style-name="ce5" office:value-type="float" office:value="1.38739">
            <text:p>1.387</text:p>
          </table:table-cell>
          <table:table-cell table:style-name="ce5" table:formula="of:=2.355*[.H10]" office:value-type="float" office:value="3.26730345">
            <text:p>3.267</text:p>
          </table:table-cell>
          <table:table-cell table:style-name="ce5" office:value-type="float" office:value="0.840473">
            <text:p>0.840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 table:style-name="ce5" office:value-type="float" office:value="148.237">
            <text:p>148.237</text:p>
          </table:table-cell>
          <table:table-cell table:style-name="ce5" office:value-type="float" office:value="5.67113">
            <text:p>5.671</text:p>
          </table:table-cell>
          <table:table-cell table:style-name="ce5" office:value-type="float" office:value="0.848432">
            <text:p>0.848</text:p>
          </table:table-cell>
          <table:table-cell table:style-name="ce9"/>
          <table:table-cell table:style-name="ce5" office:value-type="float" office:value="55.4727">
            <text:p>55.473</text:p>
          </table:table-cell>
          <table:table-cell table:style-name="ce5" table:formula="of:=2.355*[.F11]" office:value-type="float" office:value="130.6382085">
            <text:p>130.638</text:p>
          </table:table-cell>
          <table:table-cell table:style-name="ce5" office:value-type="float" office:value="1.66198">
            <text:p>1.662</text:p>
          </table:table-cell>
          <table:table-cell table:style-name="ce5" table:formula="of:=2.355*[.H11]" office:value-type="float" office:value="3.9139629">
            <text:p>3.914</text:p>
          </table:table-cell>
          <table:table-cell table:style-name="ce5" office:value-type="float" office:value="0.821567">
            <text:p>0.822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table:style-name="ce5" office:value-type="float" office:value="175.296">
            <text:p>175.296</text:p>
          </table:table-cell>
          <table:table-cell table:style-name="ce5" office:value-type="float" office:value="6.56099">
            <text:p>6.561</text:p>
          </table:table-cell>
          <table:table-cell table:style-name="ce5" office:value-type="float" office:value="0.817484">
            <text:p>0.817</text:p>
          </table:table-cell>
          <table:table-cell table:style-name="ce9"/>
          <table:table-cell table:style-name="ce5" office:value-type="float" office:value="69.062">
            <text:p>69.062</text:p>
          </table:table-cell>
          <table:table-cell table:style-name="ce5" table:formula="of:=2.355*[.F12]" office:value-type="float" office:value="162.64101">
            <text:p>162.641</text:p>
          </table:table-cell>
          <table:table-cell table:style-name="ce5" office:value-type="float" office:value="1.92906">
            <text:p>1.929</text:p>
          </table:table-cell>
          <table:table-cell table:style-name="ce5" table:formula="of:=2.355*[.H12]" office:value-type="float" office:value="4.5429363">
            <text:p>4.543</text:p>
          </table:table-cell>
          <table:table-cell table:style-name="ce5" office:value-type="float" office:value="0.803829">
            <text:p>0.804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table:style-name="ce5" office:value-type="float" office:value="200.791">
            <text:p>200.791</text:p>
          </table:table-cell>
          <table:table-cell table:style-name="ce5" office:value-type="float" office:value="9.81717">
            <text:p>9.817</text:p>
          </table:table-cell>
          <table:table-cell table:style-name="ce5" office:value-type="float" office:value="0.755141">
            <text:p>0.755</text:p>
          </table:table-cell>
          <table:table-cell table:style-name="ce9"/>
          <table:table-cell table:style-name="ce5" office:value-type="float" office:value="78.0466">
            <text:p>78.047</text:p>
          </table:table-cell>
          <table:table-cell table:style-name="ce5" table:formula="of:=2.355*[.F13]" office:value-type="float" office:value="183.799743">
            <text:p>183.800</text:p>
          </table:table-cell>
          <table:table-cell table:style-name="ce5" office:value-type="float" office:value="2.57364">
            <text:p>2.574</text:p>
          </table:table-cell>
          <table:table-cell table:style-name="ce5" table:formula="of:=2.355*[.H13]" office:value-type="float" office:value="6.0609222">
            <text:p>6.061</text:p>
          </table:table-cell>
          <table:table-cell table:style-name="ce5" office:value-type="float" office:value="0.769322">
            <text:p>0.769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table:style-name="ce5" office:value-type="float" office:value="198.684">
            <text:p>198.684</text:p>
          </table:table-cell>
          <table:table-cell table:style-name="ce5" office:value-type="float" office:value="12.7427">
            <text:p>12.743</text:p>
          </table:table-cell>
          <table:table-cell table:style-name="ce5" office:value-type="float" office:value="0.708729">
            <text:p>0.709</text:p>
          </table:table-cell>
          <table:table-cell table:style-name="ce9"/>
          <table:table-cell table:style-name="ce5" office:value-type="float" office:value="82.006">
            <text:p>82.006</text:p>
          </table:table-cell>
          <table:table-cell table:style-name="ce5" table:formula="of:=2.355*[.F14]" office:value-type="float" office:value="193.12413">
            <text:p>193.124</text:p>
          </table:table-cell>
          <table:table-cell table:style-name="ce5" office:value-type="float" office:value="3.63194">
            <text:p>3.632</text:p>
          </table:table-cell>
          <table:table-cell table:style-name="ce5" table:formula="of:=2.355*[.H14]" office:value-type="float" office:value="8.5532187">
            <text:p>8.553</text:p>
          </table:table-cell>
          <table:table-cell table:style-name="ce5" office:value-type="float" office:value="0.715938">
            <text:p>0.716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 table:style-name="ce5" office:value-type="float" office:value="208.397">
            <text:p>208.397</text:p>
          </table:table-cell>
          <table:table-cell table:style-name="ce5" office:value-type="float" office:value="12.2327">
            <text:p>12.233</text:p>
          </table:table-cell>
          <table:table-cell table:style-name="ce5" office:value-type="float" office:value="0.682756">
            <text:p>0.683</text:p>
          </table:table-cell>
          <table:table-cell table:style-name="ce9"/>
          <table:table-cell table:style-name="ce5" office:value-type="float" office:value="85.4969">
            <text:p>85.497</text:p>
          </table:table-cell>
          <table:table-cell table:style-name="ce5" table:formula="of:=2.355*[.F15]" office:value-type="float" office:value="201.3451995">
            <text:p>201.345</text:p>
          </table:table-cell>
          <table:table-cell table:style-name="ce5" office:value-type="float" office:value="3.50639">
            <text:p>3.506</text:p>
          </table:table-cell>
          <table:table-cell table:style-name="ce5" table:formula="of:=2.355*[.H15]" office:value-type="float" office:value="8.25754845">
            <text:p>8.258</text:p>
          </table:table-cell>
          <table:table-cell table:style-name="ce5" office:value-type="float" office:value="0.68656">
            <text:p>0.687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 table:style-name="ce5" office:value-type="float" office:value="203.367">
            <text:p>203.367</text:p>
          </table:table-cell>
          <table:table-cell table:style-name="ce5" office:value-type="float" office:value="13.8275">
            <text:p>13.828</text:p>
          </table:table-cell>
          <table:table-cell table:style-name="ce5" office:value-type="float" office:value="0.673482">
            <text:p>0.673</text:p>
          </table:table-cell>
          <table:table-cell table:style-name="ce9"/>
          <table:table-cell table:style-name="ce5" office:value-type="float" office:value="80.9638">
            <text:p>80.964</text:p>
          </table:table-cell>
          <table:table-cell table:style-name="ce5" table:formula="of:=2.355*[.F16]" office:value-type="float" office:value="190.669749">
            <text:p>190.670</text:p>
          </table:table-cell>
          <table:table-cell table:style-name="ce5" office:value-type="float" office:value="3.87041">
            <text:p>3.870</text:p>
          </table:table-cell>
          <table:table-cell table:style-name="ce5" table:formula="of:=2.355*[.H16]" office:value-type="float" office:value="9.11481555">
            <text:p>9.115</text:p>
          </table:table-cell>
          <table:table-cell table:style-name="ce5" office:value-type="float" office:value="0.674762">
            <text:p>0.675</text:p>
          </table:table-cell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 table:style-name="ce5" office:value-type="float" office:value="195.872">
            <text:p>195.872</text:p>
          </table:table-cell>
          <table:table-cell table:style-name="ce5" office:value-type="float" office:value="13.7419">
            <text:p>13.742</text:p>
          </table:table-cell>
          <table:table-cell table:style-name="ce5" office:value-type="float" office:value="0.668562">
            <text:p>0.669</text:p>
          </table:table-cell>
          <table:table-cell table:style-name="ce9"/>
          <table:table-cell table:style-name="ce5" office:value-type="float" office:value="74.0313">
            <text:p>74.031</text:p>
          </table:table-cell>
          <table:table-cell table:style-name="ce5" table:formula="of:=2.355*[.F17]" office:value-type="float" office:value="174.3437115">
            <text:p>174.344</text:p>
          </table:table-cell>
          <table:table-cell table:style-name="ce5" office:value-type="float" office:value="3.64335">
            <text:p>3.643</text:p>
          </table:table-cell>
          <table:table-cell table:style-name="ce5" table:formula="of:=2.355*[.H17]" office:value-type="float" office:value="8.58008925">
            <text:p>8.580</text:p>
          </table:table-cell>
          <table:table-cell table:style-name="ce5" office:value-type="float" office:value="0.67095">
            <text:p>0.671</text:p>
          </table:table-cell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 table:style-name="ce5" office:value-type="float" office:value="184.803">
            <text:p>184.803</text:p>
          </table:table-cell>
          <table:table-cell table:style-name="ce5" office:value-type="float" office:value="10.535">
            <text:p>10.535</text:p>
          </table:table-cell>
          <table:table-cell table:style-name="ce5" office:value-type="float" office:value="0.668562">
            <text:p>0.669</text:p>
          </table:table-cell>
          <table:table-cell table:style-name="ce9"/>
          <table:table-cell table:style-name="ce5" office:value-type="float" office:value="70.1502">
            <text:p>70.150</text:p>
          </table:table-cell>
          <table:table-cell table:style-name="ce5" table:formula="of:=2.355*[.F18]" office:value-type="float" office:value="165.203721">
            <text:p>165.204</text:p>
          </table:table-cell>
          <table:table-cell table:style-name="ce5" office:value-type="float" office:value="2.89333">
            <text:p>2.893</text:p>
          </table:table-cell>
          <table:table-cell table:style-name="ce5" table:formula="of:=2.355*[.H18]" office:value-type="float" office:value="6.81379215">
            <text:p>6.814</text:p>
          </table:table-cell>
          <table:table-cell table:style-name="ce5" office:value-type="float" office:value="0.675286">
            <text:p>0.675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 table:style-name="ce5" office:value-type="float" office:value="171.764">
            <text:p>171.764</text:p>
          </table:table-cell>
          <table:table-cell table:style-name="ce5" office:value-type="float" office:value="12.0887">
            <text:p>12.089</text:p>
          </table:table-cell>
          <table:table-cell table:style-name="ce5" office:value-type="float" office:value="0.690867">
            <text:p>0.691</text:p>
          </table:table-cell>
          <table:table-cell table:style-name="ce9"/>
          <table:table-cell table:style-name="ce5" office:value-type="float" office:value="65.8516">
            <text:p>65.852</text:p>
          </table:table-cell>
          <table:table-cell table:style-name="ce5" table:formula="of:=2.355*[.F19]" office:value-type="float" office:value="155.080518">
            <text:p>155.081</text:p>
          </table:table-cell>
          <table:table-cell table:style-name="ce5" office:value-type="float" office:value="3.17314">
            <text:p>3.173</text:p>
          </table:table-cell>
          <table:table-cell table:style-name="ce5" table:formula="of:=2.355*[.H19]" office:value-type="float" office:value="7.4727447">
            <text:p>7.473</text:p>
          </table:table-cell>
          <table:table-cell table:style-name="ce5" office:value-type="float" office:value="0.696902">
            <text:p>0.697</text:p>
          </table:table-cell>
          <table:table-cell table:number-columns-repeated="1014"/>
        </table:table-row>
        <table:table-row table:style-name="ro1">
          <table:table-cell office:value-type="float" office:value="170">
            <text:p>170</text:p>
          </table:table-cell>
          <table:table-cell table:style-name="ce5" office:value-type="float" office:value="166.628">
            <text:p>166.628</text:p>
          </table:table-cell>
          <table:table-cell table:style-name="ce5" office:value-type="float" office:value="8.43025">
            <text:p>8.430</text:p>
          </table:table-cell>
          <table:table-cell table:style-name="ce5" office:value-type="float" office:value="0.724257">
            <text:p>0.724</text:p>
          </table:table-cell>
          <table:table-cell table:style-name="ce9"/>
          <table:table-cell table:style-name="ce5" office:value-type="float" office:value="63.8975">
            <text:p>63.898</text:p>
          </table:table-cell>
          <table:table-cell table:style-name="ce5" table:formula="of:=2.355*[.F20]" office:value-type="float" office:value="150.4786125">
            <text:p>150.479</text:p>
          </table:table-cell>
          <table:table-cell table:style-name="ce5" office:value-type="float" office:value="3.18737">
            <text:p>3.187</text:p>
          </table:table-cell>
          <table:table-cell table:style-name="ce5" table:formula="of:=2.355*[.H20]" office:value-type="float" office:value="7.50625635">
            <text:p>7.506</text:p>
          </table:table-cell>
          <table:table-cell table:style-name="ce5" office:value-type="float" office:value="0.721415">
            <text:p>0.721</text:p>
          </table:table-cell>
          <table:table-cell table:number-columns-repeated="1014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5" office:value-type="float" office:value="144.846">
            <text:p>144.846</text:p>
          </table:table-cell>
          <table:table-cell table:style-name="ce5" office:value-type="float" office:value="5.14653">
            <text:p>5.147</text:p>
          </table:table-cell>
          <table:table-cell table:style-name="ce5" office:value-type="float" office:value="0.748427">
            <text:p>0.748</text:p>
          </table:table-cell>
          <table:table-cell table:style-name="ce9"/>
          <table:table-cell table:style-name="ce5" office:value-type="float" office:value="55.2953">
            <text:p>55.295</text:p>
          </table:table-cell>
          <table:table-cell table:style-name="ce5" table:formula="of:=2.355*[.F21]" office:value-type="float" office:value="130.2204315">
            <text:p>130.220</text:p>
          </table:table-cell>
          <table:table-cell table:style-name="ce5" office:value-type="float" office:value="1.56986">
            <text:p>1.570</text:p>
          </table:table-cell>
          <table:table-cell table:style-name="ce5" table:formula="of:=2.355*[.H21]" office:value-type="float" office:value="3.6970203">
            <text:p>3.697</text:p>
          </table:table-cell>
          <table:table-cell table:style-name="ce5" office:value-type="float" office:value="0.705796">
            <text:p>0.706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5" office:value-type="float" office:value="129.122">
            <text:p>129.122</text:p>
          </table:table-cell>
          <table:table-cell table:style-name="ce5" office:value-type="float" office:value="3.96796">
            <text:p>3.968</text:p>
          </table:table-cell>
          <table:table-cell table:style-name="ce5" office:value-type="float" office:value="0.841048">
            <text:p>0.841</text:p>
          </table:table-cell>
          <table:table-cell table:style-name="ce5"/>
          <table:table-cell table:style-name="ce5" office:value-type="float" office:value="47.1001">
            <text:p>47.100</text:p>
          </table:table-cell>
          <table:table-cell table:style-name="ce5" table:formula="of:=2.355*[.F22]" office:value-type="float" office:value="110.9207355">
            <text:p>110.921</text:p>
          </table:table-cell>
          <table:table-cell table:style-name="ce5" office:value-type="float" office:value="1.07457">
            <text:p>1.075</text:p>
          </table:table-cell>
          <table:table-cell table:style-name="ce5" table:formula="of:=2.355*[.H22]" office:value-type="float" office:value="2.53061235">
            <text:p>2.531</text:p>
          </table:table-cell>
          <table:table-cell table:style-name="ce5" office:value-type="float" office:value="0.826606">
            <text:p>0.827</text:p>
          </table:table-cell>
          <table:table-cell table:style-name="ce9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5"/>
          <table:table-cell table:style-name="ce5"/>
          <table:table-cell table:style-name="ce2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/>
          <table:table-cell table:style-name="ce19" office:value-type="string">
            <text:p>Lorentzian</text:p>
          </table:table-cell>
          <table:table-cell table:style-name="ce22" office:value-type="string">
            <text:p>Lorentzian</text:p>
          </table:table-cell>
          <table:table-cell table:style-name="ce22"/>
          <table:table-cell table:style-name="Default"/>
          <table:table-cell table:style-name="ce22"/>
          <table:table-cell table:style-name="ce24" office:value-type="string">
            <text:p>Gaussian Peak 1</text:p>
          </table:table-cell>
          <table:table-cell table:style-name="ce26" office:value-type="string">
            <text:p>Peak 2</text:p>
          </table:table-cell>
          <table:table-cell table:style-name="ce26"/>
          <table:table-cell table:style-name="Default"/>
          <table:table-cell table:style-name="ce28" office:value-type="string">
            <text:p>g (Lorentz)</text:p>
          </table:table-cell>
          <table:table-cell table:style-name="ce28"/>
          <table:table-cell table:style-name="ce32" table:number-columns-repeated="2"/>
          <table:table-cell table:style-name="ce28" office:value-type="string">
            <text:p>g (Gaussian)</text:p>
          </table:table-cell>
          <table:table-cell table:style-name="ce28"/>
          <table:table-cell table:style-name="ce32"/>
          <table:table-cell/>
          <table:table-cell table:style-name="Default" table:number-columns-repeated="3"/>
          <table:table-cell table:style-name="Default" office:value-type="string">
            <text:p>lore</text:p>
          </table:table-cell>
          <table:table-cell office:value-type="string">
            <text:p>ga</text:p>
          </table:table-cell>
          <table:table-cell table:number-columns-repeated="1001"/>
        </table:table-row>
        <table:table-row table:style-name="ro1">
          <table:table-cell office:value-type="string">
            <text:p>Angle</text:p>
          </table:table-cell>
          <table:table-cell table:style-name="ce20" office:value-type="string">
            <text:p>Lef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Default"/>
          <table:table-cell table:style-name="ce23"/>
          <table:table-cell table:style-name="ce25" office:value-type="string">
            <text:p>left</text:p>
          </table:table-cell>
          <table:table-cell table:style-name="ce27" office:value-type="string">
            <text:p>right</text:p>
          </table:table-cell>
          <table:table-cell table:style-name="ce27"/>
          <table:table-cell table:style-name="Default"/>
          <table:table-cell table:style-name="ce28" office:value-type="string">
            <text:p>Peak 1</text:p>
          </table:table-cell>
          <table:table-cell table:style-name="ce28" office:value-type="string">
            <text:p>error</text:p>
          </table:table-cell>
          <table:table-cell table:style-name="ce28" office:value-type="string">
            <text:p>Peak 2</text:p>
          </table:table-cell>
          <table:table-cell table:style-name="ce28" office:value-type="string">
            <text:p>error</text:p>
          </table:table-cell>
          <table:table-cell table:style-name="ce28" office:value-type="string">
            <text:p>Peak 1</text:p>
          </table:table-cell>
          <table:table-cell table:style-name="ce28" office:value-type="string">
            <text:p>error</text:p>
          </table:table-cell>
          <table:table-cell table:style-name="ce28" office:value-type="string">
            <text:p>Peak 2</text:p>
          </table:table-cell>
          <table:table-cell office:value-type="string">
            <text:p>error</text:p>
          </table:table-cell>
          <table:table-cell table:style-name="Default" table:number-columns-repeated="3"/>
          <table:table-cell table:style-name="Default" office:value-type="string">
            <text:p>g</text:p>
          </table:table-cell>
          <table:table-cell office:value-type="string">
            <text:p>ga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style-name="ce29" table:number-columns-repeated="2"/>
          <table:table-cell table:style-name="ce33" table:number-columns-repeated="5"/>
          <table:table-cell table:style-name="ce29"/>
          <table:table-cell table:style-name="Default" table:number-columns-repeated="4"/>
          <table:table-cell/>
          <table:table-cell office:value-type="string">
            <text:p>include also </text:p>
          </table:table-cell>
          <table:table-cell table:number-columns-repeated="100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174.89">
            <text:p>-3174.89</text:p>
          </table:table-cell>
          <table:table-cell office:value-type="float" office:value="-3085.46">
            <text:p>-3085.46</text:p>
          </table:table-cell>
          <table:table-cell/>
          <table:table-cell table:style-name="Default"/>
          <table:table-cell/>
          <table:table-cell office:value-type="float" office:value="-3197.46">
            <text:p>-3197.46</text:p>
          </table:table-cell>
          <table:table-cell office:value-type="float" office:value="-3075.97">
            <text:p>-3075.97</text:p>
          </table:table-cell>
          <table:table-cell/>
          <table:table-cell table:style-name="Default"/>
          <table:table-cell table:style-name="ce30" table:formula="of:=6766.100312/[.B4]" office:value-type="float" office:value="-2.13112905077026">
            <text:p>-2.1311</text:p>
          </table:table-cell>
          <table:table-cell table:style-name="ce30" table:formula="of:= SQRT(7.1447732/[.B4]^2)" office:value-type="float" office:value="0.000841909753269067">
            <text:p>0.0008</text:p>
          </table:table-cell>
          <table:table-cell table:style-name="ce30" table:formula="of:=6766.100312/[.C4]" office:value-type="float" office:value="-2.19289840477595">
            <text:p>-2.1929</text:p>
          </table:table-cell>
          <table:table-cell table:style-name="ce30" table:formula="of:= SQRT(7.1447732/[.C4]^2)" office:value-type="float" office:value="0.000866311945886975">
            <text:p>0.0009</text:p>
          </table:table-cell>
          <table:table-cell table:style-name="ce30" table:formula="of:=6766.100312/[.G4]" office:value-type="float" office:value="-2.11608599075516">
            <text:p>-2.1161</text:p>
          </table:table-cell>
          <table:table-cell table:style-name="ce30" table:formula="of:= SQRT(7.1447732/[.G4]^2)" office:value-type="float" office:value="0.000835966941433646">
            <text:p>0.0008</text:p>
          </table:table-cell>
          <table:table-cell table:style-name="ce30" table:formula="of:=6766.100312/[.H4]" office:value-type="float" office:value="-2.19966394730768">
            <text:p>-2.1997</text:p>
          </table:table-cell>
          <table:table-cell table:style-name="ce29" table:formula="of:= SQRT(7.1447732/[.H4]^2)" office:value-type="float" office:value="0.000868984696390546">
            <text:p>0.0009</text:p>
          </table:table-cell>
          <table:table-cell table:style-name="Default" table:number-columns-repeated="3"/>
          <table:table-cell table:style-name="ce35" office:value-type="float" office:value="2.11608599075516">
            <text:p>2.1161</text:p>
          </table:table-cell>
          <table:table-cell table:style-name="ce38" office:value-type="float" office:value="2.17526288503161">
            <text:p>2.1753</text:p>
          </table:table-cell>
          <table:table-cell office:value-type="string">
            <text:p>columns </text:p>
          </table:table-cell>
          <table:table-cell table:number-columns-repeated="1000"/>
        </table:table-row>
        <table:table-row table:style-name="ro1">
          <table:table-cell office:value-type="float" office:value="20">
            <text:p>20</text:p>
          </table:table-cell>
          <table:table-cell table:style-name="Default" office:value-type="float" office:value="-3186.14">
            <text:p>-3186.14</text:p>
          </table:table-cell>
          <table:table-cell table:style-name="Default" office:value-type="float" office:value="-3108.85">
            <text:p>-3108.85</text:p>
          </table:table-cell>
          <table:table-cell table:style-name="Default" table:number-columns-repeated="2"/>
          <table:table-cell/>
          <table:table-cell office:value-type="float" office:value="-3200.34">
            <text:p>-3200.34</text:p>
          </table:table-cell>
          <table:table-cell office:value-type="float" office:value="-3101.03">
            <text:p>-3101.03</text:p>
          </table:table-cell>
          <table:table-cell/>
          <table:table-cell table:style-name="Default"/>
          <table:table-cell table:style-name="ce30" table:formula="of:=6766.100312/[.B5]" office:value-type="float" office:value="-2.12360420822688">
            <text:p>-2.1236</text:p>
          </table:table-cell>
          <table:table-cell table:style-name="ce30" table:formula="of:= SQRT(7.1447732/[.B5]^2)" office:value-type="float" office:value="0.000838937038722852">
            <text:p>0.0008</text:p>
          </table:table-cell>
          <table:table-cell table:style-name="ce30" table:formula="of:=6766.100312/[.C5]" office:value-type="float" office:value="-2.17639973366357">
            <text:p>-2.1764</text:p>
          </table:table-cell>
          <table:table-cell table:style-name="ce30" table:formula="of:= SQRT(7.1447732/[.C5]^2)" office:value-type="float" office:value="0.000859794089954944">
            <text:p>0.0009</text:p>
          </table:table-cell>
          <table:table-cell table:style-name="ce30" table:formula="of:=6766.100312/[.G5]" office:value-type="float" office:value="-2.11418171569271">
            <text:p>-2.1142</text:p>
          </table:table-cell>
          <table:table-cell table:style-name="ce30" table:formula="of:= SQRT(7.1447732/[.G5]^2)" office:value-type="float" office:value="0.000835214651117202">
            <text:p>0.0008</text:p>
          </table:table-cell>
          <table:table-cell table:style-name="ce30" table:formula="of:=6766.100312/[.H5]" office:value-type="float" office:value="-2.18188805396916">
            <text:p>-2.1819</text:p>
          </table:table-cell>
          <table:table-cell table:style-name="ce29" table:formula="of:= SQRT(7.1447732/[.H5]^2)" office:value-type="float" office:value="0.000861962269489952">
            <text:p>0.0009</text:p>
          </table:table-cell>
          <table:table-cell table:style-name="Default" table:number-columns-repeated="3"/>
          <table:table-cell table:style-name="ce35" office:value-type="float" office:value="2.11418171569271">
            <text:p>2.1142</text:p>
          </table:table-cell>
          <table:table-cell table:style-name="ce38" office:value-type="float" office:value="2.12560659153973">
            <text:p>2.1256</text:p>
          </table:table-cell>
          <table:table-cell office:value-type="string">
            <text:p>for their</text:p>
          </table:table-cell>
          <table:table-cell table:number-columns-repeated="100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3195.19">
            <text:p>-3195.19</text:p>
          </table:table-cell>
          <table:table-cell office:value-type="float" office:value="-3131.57">
            <text:p>-3131.57</text:p>
          </table:table-cell>
          <table:table-cell/>
          <table:table-cell table:style-name="Default"/>
          <table:table-cell/>
          <table:table-cell office:value-type="float" office:value="-3204.12">
            <text:p>-3204.12</text:p>
          </table:table-cell>
          <table:table-cell office:value-type="float" office:value="-3124.88">
            <text:p>-3124.88</text:p>
          </table:table-cell>
          <table:table-cell/>
          <table:table-cell table:style-name="Default"/>
          <table:table-cell table:style-name="ce30" table:formula="of:=6766.100312/[.B6]" office:value-type="float" office:value="-2.1175893489902">
            <text:p>-2.1176</text:p>
          </table:table-cell>
          <table:table-cell table:style-name="ce30" table:formula="of:= SQRT(7.1447732/[.B6]^2)" office:value-type="float" office:value="0.000836560848198833">
            <text:p>0.0008</text:p>
          </table:table-cell>
          <table:table-cell table:style-name="ce30" table:formula="of:=6766.100312/[.C6]" office:value-type="float" office:value="-2.16060963414517">
            <text:p>-2.1606</text:p>
          </table:table-cell>
          <table:table-cell table:style-name="ce30" table:formula="of:= SQRT(7.1447732/[.C6]^2)" office:value-type="float" office:value="0.000853556157632251">
            <text:p>0.0009</text:p>
          </table:table-cell>
          <table:table-cell table:style-name="ce30" table:formula="of:=6766.100312/[.G6]" office:value-type="float" office:value="-2.11168754977966">
            <text:p>-2.1117</text:p>
          </table:table-cell>
          <table:table-cell table:style-name="ce30" table:formula="of:= SQRT(7.1447732/[.G6]^2)" office:value-type="float" office:value="0.000834229322421266">
            <text:p>0.0008</text:p>
          </table:table-cell>
          <table:table-cell table:style-name="ce30" table:formula="of:=6766.100312/[.H6]" office:value-type="float" office:value="-2.1652352448734">
            <text:p>-2.1652</text:p>
          </table:table-cell>
          <table:table-cell table:style-name="ce29" table:formula="of:= SQRT(7.1447732/[.H6]^2)" office:value-type="float" office:value="0.000855383520825257">
            <text:p>0.0009</text:p>
          </table:table-cell>
          <table:table-cell table:style-name="Default" table:number-columns-repeated="3"/>
          <table:table-cell table:style-name="ce35" office:value-type="float" office:value="2.11168754977966">
            <text:p>2.1117</text:p>
          </table:table-cell>
          <table:table-cell table:style-name="ce38" office:value-type="float" office:value="2.11297739747155">
            <text:p>2.1130</text:p>
          </table:table-cell>
          <table:table-cell office:value-type="string">
            <text:p>errors</text:p>
          </table:table-cell>
          <table:table-cell table:number-columns-repeated="100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3201.23">
            <text:p>-3201.23</text:p>
          </table:table-cell>
          <table:table-cell office:value-type="float" office:value="-3144.9">
            <text:p>-3144.9</text:p>
          </table:table-cell>
          <table:table-cell/>
          <table:table-cell table:style-name="Default"/>
          <table:table-cell/>
          <table:table-cell office:value-type="float" office:value="-3208.83">
            <text:p>-3208.83</text:p>
          </table:table-cell>
          <table:table-cell office:value-type="float" office:value="-3138.48">
            <text:p>-3138.48</text:p>
          </table:table-cell>
          <table:table-cell/>
          <table:table-cell table:style-name="Default"/>
          <table:table-cell table:style-name="ce30" table:formula="of:=6766.100312/[.B7]" office:value-type="float" office:value="-2.1135939348313">
            <text:p>-2.1136</text:p>
          </table:table-cell>
          <table:table-cell table:style-name="ce30" table:formula="of:= SQRT(7.1447732/[.B7]^2)" office:value-type="float" office:value="0.000834982446296088">
            <text:p>0.0008</text:p>
          </table:table-cell>
          <table:table-cell table:style-name="ce30" table:formula="of:=6766.100312/[.C7]" office:value-type="float" office:value="-2.15145165569652">
            <text:p>-2.1515</text:p>
          </table:table-cell>
          <table:table-cell table:style-name="ce30" table:formula="of:= SQRT(7.1447732/[.C7]^2)" office:value-type="float" office:value="0.000849938267212448">
            <text:p>0.0008</text:p>
          </table:table-cell>
          <table:table-cell table:style-name="ce30" table:formula="of:=6766.100312/[.G7]" office:value-type="float" office:value="-2.10858796259073">
            <text:p>-2.1086</text:p>
          </table:table-cell>
          <table:table-cell table:style-name="ce30" table:formula="of:= SQRT(7.1447732/[.G7]^2)" office:value-type="float" office:value="0.0008330048199987">
            <text:p>0.0008</text:p>
          </table:table-cell>
          <table:table-cell table:style-name="ce30" table:formula="of:=6766.100312/[.H7]" office:value-type="float" office:value="-2.15585261400423">
            <text:p>-2.1559</text:p>
          </table:table-cell>
          <table:table-cell table:style-name="ce29" table:formula="of:= SQRT(7.1447732/[.H7]^2)" office:value-type="float" office:value="0.000851676880705446">
            <text:p>0.0009</text:p>
          </table:table-cell>
          <table:table-cell table:style-name="Default" table:number-columns-repeated="3"/>
          <table:table-cell table:style-name="ce35" office:value-type="float" office:value="2.10858796259073">
            <text:p>2.1086</text:p>
          </table:table-cell>
          <table:table-cell table:style-name="ce38" office:value-type="float" office:value="2.1297411033696">
            <text:p>2.1297</text:p>
          </table:table-cell>
          <table:table-cell table:number-columns-repeated="100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3200.59">
            <text:p>-3200.59</text:p>
          </table:table-cell>
          <table:table-cell office:value-type="float" office:value="-3146.74">
            <text:p>-3146.74</text:p>
          </table:table-cell>
          <table:table-cell/>
          <table:table-cell table:style-name="Default"/>
          <table:table-cell/>
          <table:table-cell office:value-type="float" office:value="-3208.39">
            <text:p>-3208.39</text:p>
          </table:table-cell>
          <table:table-cell office:value-type="float" office:value="-3140.47">
            <text:p>-3140.47</text:p>
          </table:table-cell>
          <table:table-cell/>
          <table:table-cell table:style-name="Default"/>
          <table:table-cell table:style-name="ce30" table:formula="of:=6766.100312/[.B8]" office:value-type="float" office:value="-2.11401657569386">
            <text:p>-2.1140</text:p>
          </table:table-cell>
          <table:table-cell table:style-name="ce30" table:formula="of:= SQRT(7.1447732/[.B8]^2)" office:value-type="float" office:value="0.000835149412001046">
            <text:p>0.0008</text:p>
          </table:table-cell>
          <table:table-cell table:style-name="ce30" table:formula="of:=6766.100312/[.C8]" office:value-type="float" office:value="-2.15019363277551">
            <text:p>-2.1502</text:p>
          </table:table-cell>
          <table:table-cell table:style-name="ce30" table:formula="of:= SQRT(7.1447732/[.C8]^2)" office:value-type="float" office:value="0.000849441280994435">
            <text:p>0.0008</text:p>
          </table:table-cell>
          <table:table-cell table:style-name="ce30" table:formula="of:=6766.100312/[.G8]" office:value-type="float" office:value="-2.10887713526099">
            <text:p>-2.1089</text:p>
          </table:table-cell>
          <table:table-cell table:style-name="ce30" table:formula="of:= SQRT(7.1447732/[.G8]^2)" office:value-type="float" office:value="0.000833119058642006">
            <text:p>0.0008</text:p>
          </table:table-cell>
          <table:table-cell table:style-name="ce30" table:formula="of:=6766.100312/[.H8]" office:value-type="float" office:value="-2.15448652972326">
            <text:p>-2.1545</text:p>
          </table:table-cell>
          <table:table-cell table:style-name="ce29" table:formula="of:= SQRT(7.1447732/[.H8]^2)" office:value-type="float" office:value="0.000851137204480994">
            <text:p>0.0009</text:p>
          </table:table-cell>
          <table:table-cell table:style-name="Default" table:number-columns-repeated="3"/>
          <table:table-cell table:style-name="ce35" office:value-type="float" office:value="2.10887713526099">
            <text:p>2.1089</text:p>
          </table:table-cell>
          <table:table-cell table:style-name="ce38" office:value-type="float" office:value="2.15137774414512">
            <text:p>2.1514</text:p>
          </table:table-cell>
          <table:table-cell table:number-columns-repeated="1001"/>
        </table:table-row>
        <table:table-row table:style-name="ro1">
          <table:table-cell table:style-name="ce18" office:value-type="float" office:value="60">
            <text:p>60</text:p>
          </table:table-cell>
          <table:table-cell table:style-name="ce21" office:value-type="float" office:value="-3195.25">
            <text:p>-3195.25</text:p>
          </table:table-cell>
          <table:table-cell table:style-name="ce21" office:value-type="float" office:value="-3136.49">
            <text:p>-3136.49</text:p>
          </table:table-cell>
          <table:table-cell table:style-name="ce21"/>
          <table:table-cell table:style-name="ce18"/>
          <table:table-cell table:style-name="ce21"/>
          <table:table-cell table:style-name="ce21" office:value-type="float" office:value="-3203.91">
            <text:p>-3203.91</text:p>
          </table:table-cell>
          <table:table-cell table:style-name="ce21" office:value-type="float" office:value="-3130.04">
            <text:p>-3130.04</text:p>
          </table:table-cell>
          <table:table-cell table:style-name="ce21"/>
          <table:table-cell table:style-name="ce18"/>
          <table:table-cell table:style-name="ce31" table:formula="of:=6766.100312/[.B9]" office:value-type="float" office:value="-2.11754958516548">
            <text:p>-2.1175</text:p>
          </table:table-cell>
          <table:table-cell table:style-name="ce31" table:formula="of:= SQRT(7.1447732/[.B9]^2)" office:value-type="float" office:value="0.000836545139365129">
            <text:p>0.0008</text:p>
          </table:table-cell>
          <table:table-cell table:style-name="ce31" table:formula="of:=6766.100312/[.C9]" office:value-type="float" office:value="-2.15722043175652">
            <text:p>-2.1572</text:p>
          </table:table-cell>
          <table:table-cell table:style-name="ce31" table:formula="of:= SQRT(7.1447732/[.C9]^2)" office:value-type="float" office:value="0.000852217241743614">
            <text:p>0.0009</text:p>
          </table:table-cell>
          <table:table-cell table:style-name="ce31" table:formula="of:=6766.100312/[.G9]" office:value-type="float" office:value="-2.11182596015494">
            <text:p>-2.1118</text:p>
          </table:table-cell>
          <table:table-cell table:style-name="ce31" table:formula="of:= SQRT(7.1447732/[.G9]^2)" office:value-type="float" office:value="0.000834284001909051">
            <text:p>0.0008</text:p>
          </table:table-cell>
          <table:table-cell table:style-name="ce31" table:formula="of:=6766.100312/[.H9]" office:value-type="float" office:value="-2.16166576529373">
            <text:p>-2.1617</text:p>
          </table:table-cell>
          <table:table-cell table:style-name="ce34" table:formula="of:= SQRT(7.1447732/[.H9]^2)" office:value-type="float" office:value="0.000853973385821404">
            <text:p>0.0009</text:p>
          </table:table-cell>
          <table:table-cell table:style-name="ce18" table:number-columns-repeated="3"/>
          <table:table-cell table:style-name="ce36" office:value-type="float" office:value="2.11182596015494">
            <text:p>2.1118</text:p>
          </table:table-cell>
          <table:table-cell table:style-name="ce39" office:value-type="float" office:value="2.15708369883434">
            <text:p>2.1571</text:p>
          </table:table-cell>
          <table:table-cell table:style-name="ce21" table:number-columns-repeated="1001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3185.58">
            <text:p>-3185.58</text:p>
          </table:table-cell>
          <table:table-cell office:value-type="float" office:value="-3116.47">
            <text:p>-3116.47</text:p>
          </table:table-cell>
          <table:table-cell/>
          <table:table-cell table:style-name="Default"/>
          <table:table-cell/>
          <table:table-cell office:value-type="float" office:value="-3196.51">
            <text:p>-3196.51</text:p>
          </table:table-cell>
          <table:table-cell office:value-type="float" office:value="-3109.41">
            <text:p>-3109.41</text:p>
          </table:table-cell>
          <table:table-cell/>
          <table:table-cell table:style-name="Default"/>
          <table:table-cell table:style-name="ce30" table:formula="of:=6766.100312/[.B10]" office:value-type="float" office:value="-2.12397752120493">
            <text:p>-2.1240</text:p>
          </table:table-cell>
          <table:table-cell table:style-name="ce30" table:formula="of:= SQRT(7.1447732/[.B10]^2)" office:value-type="float" office:value="0.000839084517279876">
            <text:p>0.0008</text:p>
          </table:table-cell>
          <table:table-cell table:style-name="ce30" table:formula="of:=6766.100312/[.C10]" office:value-type="float" office:value="-2.17107827509971">
            <text:p>-2.1711</text:p>
          </table:table-cell>
          <table:table-cell table:style-name="ce30" table:formula="of:= SQRT(7.1447732/[.C10]^2)" office:value-type="float" office:value="0.000857691829716451">
            <text:p>0.0009</text:p>
          </table:table-cell>
          <table:table-cell table:style-name="ce30" table:formula="of:=6766.100312/[.G10]" office:value-type="float" office:value="-2.11671488967655">
            <text:p>-2.1167</text:p>
          </table:table-cell>
          <table:table-cell table:style-name="ce30" table:formula="of:= SQRT(7.1447732/[.G10]^2)" office:value-type="float" office:value="0.000836215390083694">
            <text:p>0.0008</text:p>
          </table:table-cell>
          <table:table-cell table:style-name="ce30" table:formula="of:=6766.100312/[.H10]" office:value-type="float" office:value="-2.17600776738995">
            <text:p>-2.1760</text:p>
          </table:table-cell>
          <table:table-cell table:style-name="ce29" table:formula="of:= SQRT(7.1447732/[.H10]^2)" office:value-type="float" office:value="0.000859639242350294">
            <text:p>0.0009</text:p>
          </table:table-cell>
          <table:table-cell table:style-name="Default" table:number-columns-repeated="3"/>
          <table:table-cell table:style-name="ce35" office:value-type="float" office:value="2.11671488967655">
            <text:p>2.1167</text:p>
          </table:table-cell>
          <table:table-cell table:style-name="ce38" office:value-type="float" office:value="2.14069412322029">
            <text:p>2.1407</text:p>
          </table:table-cell>
          <table:table-cell table:number-columns-repeated="1001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3175.35">
            <text:p>-3175.35</text:p>
          </table:table-cell>
          <table:table-cell office:value-type="float" office:value="-3089.77">
            <text:p>-3089.77</text:p>
          </table:table-cell>
          <table:table-cell/>
          <table:table-cell table:style-name="Default"/>
          <table:table-cell/>
          <table:table-cell office:value-type="float" office:value="-3191.38">
            <text:p>-3191.38</text:p>
          </table:table-cell>
          <table:table-cell office:value-type="float" office:value="-3080.43">
            <text:p>-3080.43</text:p>
          </table:table-cell>
          <table:table-cell/>
          <table:table-cell table:style-name="Default"/>
          <table:table-cell table:style-name="ce30" table:formula="of:=6766.100312/[.B11]" office:value-type="float" office:value="-2.13082032279906">
            <text:p>-2.1308</text:p>
          </table:table-cell>
          <table:table-cell table:style-name="ce30" table:formula="of:= SQRT(7.1447732/[.B11]^2)" office:value-type="float" office:value="0.000841787789237856">
            <text:p>0.0008</text:p>
          </table:table-cell>
          <table:table-cell table:style-name="ce30" table:formula="of:=6766.100312/[.C11]" office:value-type="float" office:value="-2.18983947413562">
            <text:p>-2.1898</text:p>
          </table:table-cell>
          <table:table-cell table:style-name="ce30" table:formula="of:= SQRT(7.1447732/[.C11]^2)" office:value-type="float" office:value="0.000865103504971706">
            <text:p>0.0009</text:p>
          </table:table-cell>
          <table:table-cell table:style-name="ce30" table:formula="of:=6766.100312/[.G11]" office:value-type="float" office:value="-2.12011741378338">
            <text:p>-2.1201</text:p>
          </table:table-cell>
          <table:table-cell table:style-name="ce30" table:formula="of:= SQRT(7.1447732/[.G11]^2)" office:value-type="float" office:value="0.000837559568762237">
            <text:p>0.0008</text:p>
          </table:table-cell>
          <table:table-cell table:style-name="ce30" table:formula="of:=6766.100312/[.H11]" office:value-type="float" office:value="-2.19647916427252">
            <text:p>-2.1965</text:p>
          </table:table-cell>
          <table:table-cell table:style-name="ce29" table:formula="of:= SQRT(7.1447732/[.H11]^2)" office:value-type="float" office:value="0.000867726537060224">
            <text:p>0.0009</text:p>
          </table:table-cell>
          <table:table-cell table:style-name="Default" table:number-columns-repeated="3"/>
          <table:table-cell table:style-name="ce35" office:value-type="float" office:value="2.12011741378338">
            <text:p>2.1201</text:p>
          </table:table-cell>
          <table:table-cell table:style-name="ce38" office:value-type="float" office:value="2.1210644535629">
            <text:p>2.1211</text:p>
          </table:table-cell>
          <table:table-cell table:number-columns-repeated="100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3157.53">
            <text:p>-3157.53</text:p>
          </table:table-cell>
          <table:table-cell office:value-type="float" office:value="-3056.32">
            <text:p>-3056.32</text:p>
          </table:table-cell>
          <table:table-cell/>
          <table:table-cell table:style-name="Default"/>
          <table:table-cell/>
          <table:table-cell office:value-type="float" office:value="-3181.77">
            <text:p>-3181.77</text:p>
          </table:table-cell>
          <table:table-cell office:value-type="float" office:value="3043.65">
            <text:p>3043.65</text:p>
          </table:table-cell>
          <table:table-cell/>
          <table:table-cell table:style-name="Default"/>
          <table:table-cell table:style-name="ce30" table:formula="of:=6766.100312/[.B12]" office:value-type="float" office:value="-2.14284593083834">
            <text:p>-2.1428</text:p>
          </table:table-cell>
          <table:table-cell table:style-name="ce30" table:formula="of:= SQRT(7.1447732/[.B12]^2)" office:value-type="float" office:value="0.000846538546444983">
            <text:p>0.0008</text:p>
          </table:table-cell>
          <table:table-cell table:style-name="ce30" table:formula="of:=6766.100312/[.C12]" office:value-type="float" office:value="-2.21380624803685">
            <text:p>-2.2138</text:p>
          </table:table-cell>
          <table:table-cell table:style-name="ce30" table:formula="of:= SQRT(7.1447732/[.C12]^2)" office:value-type="float" office:value="0.000874571660217656">
            <text:p>0.0009</text:p>
          </table:table-cell>
          <table:table-cell table:style-name="ce30" table:formula="of:=6766.100312/[.G12]" office:value-type="float" office:value="-2.12652087108748">
            <text:p>-2.1265</text:p>
          </table:table-cell>
          <table:table-cell table:style-name="ce30" table:formula="of:= SQRT(7.1447732/[.G12]^2)" office:value-type="float" office:value="0.000840089276269632">
            <text:p>0.0008</text:p>
          </table:table-cell>
          <table:table-cell table:style-name="ce30" table:formula="of:=6766.100312/[.H12]" office:value-type="float" office:value="2.22302180342681">
            <text:p>2.2230</text:p>
          </table:table-cell>
          <table:table-cell table:style-name="ce29" table:formula="of:= SQRT(7.1447732/[.H12]^2)" office:value-type="float" office:value="0.000878212296603232">
            <text:p>0.0009</text:p>
          </table:table-cell>
          <table:table-cell table:style-name="Default" table:number-columns-repeated="3"/>
          <table:table-cell table:style-name="ce35" office:value-type="float" office:value="2.12652087108748">
            <text:p>2.1265</text:p>
          </table:table-cell>
          <table:table-cell table:style-name="ce38" office:value-type="float" office:value="2.14624350464636">
            <text:p>2.1462</text:p>
          </table:table-cell>
          <table:table-cell table:number-columns-repeated="1001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3143.01">
            <text:p>-3143.01</text:p>
          </table:table-cell>
          <table:table-cell office:value-type="float" office:value="-3027.08">
            <text:p>-3027.08</text:p>
          </table:table-cell>
          <table:table-cell/>
          <table:table-cell table:style-name="Default"/>
          <table:table-cell/>
          <table:table-cell office:value-type="float" office:value="-3170.54">
            <text:p>-3170.54</text:p>
          </table:table-cell>
          <table:table-cell office:value-type="float" office:value="-3014.45">
            <text:p>-3014.45</text:p>
          </table:table-cell>
          <table:table-cell/>
          <table:table-cell table:style-name="Default"/>
          <table:table-cell table:style-name="ce30" table:formula="of:=6766.100312/[.B13]" office:value-type="float" office:value="-2.15274539756475">
            <text:p>-2.1527</text:p>
          </table:table-cell>
          <table:table-cell table:style-name="ce30" table:formula="of:= SQRT(7.1447732/[.B13]^2)" office:value-type="float" office:value="0.000850449364321598">
            <text:p>0.0009</text:p>
          </table:table-cell>
          <table:table-cell table:style-name="ce30" table:formula="of:=6766.100312/[.C13]" office:value-type="float" office:value="-2.23519045152424">
            <text:p>-2.2352</text:p>
          </table:table-cell>
          <table:table-cell table:style-name="ce30" table:formula="of:= SQRT(7.1447732/[.C13]^2)" office:value-type="float" office:value="0.000883019562270052">
            <text:p>0.0009</text:p>
          </table:table-cell>
          <table:table-cell table:style-name="ce30" table:formula="of:=6766.100312/[.G13]" office:value-type="float" office:value="-2.13405297267973">
            <text:p>-2.1341</text:p>
          </table:table-cell>
          <table:table-cell table:style-name="ce30" table:formula="of:= SQRT(7.1447732/[.G13]^2)" office:value-type="float" office:value="0.000843064858527704">
            <text:p>0.0008</text:p>
          </table:table-cell>
          <table:table-cell table:style-name="ce30" table:formula="of:=6766.100312/[.H13]" office:value-type="float" office:value="-2.24455549503226">
            <text:p>-2.2446</text:p>
          </table:table-cell>
          <table:table-cell table:style-name="ce29" table:formula="of:= SQRT(7.1447732/[.H13]^2)" office:value-type="float" office:value="0.000886719254443241">
            <text:p>0.0009</text:p>
          </table:table-cell>
          <table:table-cell table:style-name="Default" table:number-columns-repeated="3"/>
          <table:table-cell table:style-name="ce35" office:value-type="float" office:value="2.13405297267973">
            <text:p>2.1341</text:p>
          </table:table-cell>
          <table:table-cell table:style-name="ce38" office:value-type="float" office:value="2.21674715426924">
            <text:p>2.2167</text:p>
          </table:table-cell>
          <table:table-cell table:number-columns-repeated="1001"/>
        </table:table-row>
        <table:table-row table:style-name="ro1">
          <table:table-cell office:value-type="float" office:value="110">
            <text:p>110</text:p>
          </table:table-cell>
          <table:table-cell table:style-name="Default" office:value-type="float" office:value="-3121.53">
            <text:p>-3121.53</text:p>
          </table:table-cell>
          <table:table-cell office:value-type="float" office:value="-3006.82">
            <text:p>-3006.82</text:p>
          </table:table-cell>
          <table:table-cell/>
          <table:table-cell table:style-name="Default"/>
          <table:table-cell/>
          <table:table-cell office:value-type="float" office:value="-3157.32">
            <text:p>-3157.32</text:p>
          </table:table-cell>
          <table:table-cell office:value-type="float" office:value="-2993.3">
            <text:p>-2993.3</text:p>
          </table:table-cell>
          <table:table-cell/>
          <table:table-cell table:style-name="Default"/>
          <table:table-cell table:style-name="ce30" table:formula="of:=6766.100312/[.B14]" office:value-type="float" office:value="-2.16755895730619">
            <text:p>-2.1676</text:p>
          </table:table-cell>
          <table:table-cell table:style-name="ce30" table:formula="of:= SQRT(7.1447732/[.B14]^2)" office:value-type="float" office:value="0.0008563015112962">
            <text:p>0.0009</text:p>
          </table:table-cell>
          <table:table-cell table:style-name="ce30" table:formula="of:=6766.100312/[.C14]" office:value-type="float" office:value="-2.25025119960623">
            <text:p>-2.2503</text:p>
          </table:table-cell>
          <table:table-cell table:style-name="ce30" table:formula="of:= SQRT(7.1447732/[.C14]^2)" office:value-type="float" office:value="0.000888969361836235">
            <text:p>0.0009</text:p>
          </table:table-cell>
          <table:table-cell table:style-name="ce30" table:formula="of:=6766.100312/[.G14]" office:value-type="float" office:value="-2.14298845603233">
            <text:p>-2.1430</text:p>
          </table:table-cell>
          <table:table-cell table:style-name="ce30" table:formula="of:= SQRT(7.1447732/[.G14]^2)" office:value-type="float" office:value="0.000846594851505843">
            <text:p>0.0008</text:p>
          </table:table-cell>
          <table:table-cell table:style-name="ce30" table:formula="of:=6766.100312/[.H14]" office:value-type="float" office:value="-2.26041503090235">
            <text:p>-2.2604</text:p>
          </table:table-cell>
          <table:table-cell table:style-name="ce29" table:formula="of:= SQRT(7.1447732/[.H14]^2)" office:value-type="float" office:value="0.000892984617831967">
            <text:p>0.0009</text:p>
          </table:table-cell>
          <table:table-cell table:style-name="Default" table:number-columns-repeated="3"/>
          <table:table-cell table:style-name="ce35" office:value-type="float" office:value="2.14298845603233">
            <text:p>2.1430</text:p>
          </table:table-cell>
          <table:table-cell table:style-name="ce38" office:value-type="float" office:value="2.26019113764361">
            <text:p>2.2602</text:p>
          </table:table-cell>
          <table:table-cell table:number-columns-repeated="1001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3111.13">
            <text:p>-3111.13</text:p>
          </table:table-cell>
          <table:table-cell office:value-type="float" office:value="-2990.81">
            <text:p>-2990.81</text:p>
          </table:table-cell>
          <table:table-cell/>
          <table:table-cell table:style-name="Default"/>
          <table:table-cell/>
          <table:table-cell office:value-type="float" office:value="-3148.92">
            <text:p>-3148.92</text:p>
          </table:table-cell>
          <table:table-cell office:value-type="float" office:value="-2977.93">
            <text:p>-2977.93</text:p>
          </table:table-cell>
          <table:table-cell/>
          <table:table-cell table:style-name="Default"/>
          <table:table-cell table:style-name="ce30" table:formula="of:=6766.100312/[.B15]" office:value-type="float" office:value="-2.17480475325685">
            <text:p>-2.1748</text:p>
          </table:table-cell>
          <table:table-cell table:style-name="ce30" table:formula="of:= SQRT(7.1447732/[.B15]^2)" office:value-type="float" office:value="0.000859163987540356">
            <text:p>0.0009</text:p>
          </table:table-cell>
          <table:table-cell table:style-name="ce30" table:formula="of:=6766.100312/[.C15]" office:value-type="float" office:value="-2.26229694029377">
            <text:p>-2.2623</text:p>
          </table:table-cell>
          <table:table-cell table:style-name="ce30" table:formula="of:= SQRT(7.1447732/[.C15]^2)" office:value-type="float" office:value="0.000893728072514278">
            <text:p>0.0009</text:p>
          </table:table-cell>
          <table:table-cell table:style-name="ce30" table:formula="of:=6766.100312/[.G15]" office:value-type="float" office:value="-2.14870505189081">
            <text:p>-2.1487</text:p>
          </table:table-cell>
          <table:table-cell table:style-name="ce30" table:formula="of:= SQRT(7.1447732/[.G15]^2)" office:value-type="float" office:value="0.000848853212071576">
            <text:p>0.0008</text:p>
          </table:table-cell>
          <table:table-cell table:style-name="ce30" table:formula="of:=6766.100312/[.H15]" office:value-type="float" office:value="-2.27208171850917">
            <text:p>-2.2721</text:p>
          </table:table-cell>
          <table:table-cell table:style-name="ce29" table:formula="of:= SQRT(7.1447732/[.H15]^2)" office:value-type="float" office:value="0.000897593582305973">
            <text:p>0.0009</text:p>
          </table:table-cell>
          <table:table-cell table:style-name="Default" table:number-columns-repeated="3"/>
          <table:table-cell table:style-name="ce35" office:value-type="float" office:value="2.14870505189081">
            <text:p>2.1487</text:p>
          </table:table-cell>
          <table:table-cell table:style-name="ce38" office:value-type="float" office:value="2.23125267572273">
            <text:p>2.2313</text:p>
          </table:table-cell>
          <table:table-cell table:number-columns-repeated="1001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3101.09">
            <text:p>-3101.09</text:p>
          </table:table-cell>
          <table:table-cell office:value-type="float" office:value="-2983.68">
            <text:p>-2983.68</text:p>
          </table:table-cell>
          <table:table-cell/>
          <table:table-cell table:style-name="Default"/>
          <table:table-cell/>
          <table:table-cell office:value-type="float" office:value="-3133.36">
            <text:p>-3133.36</text:p>
          </table:table-cell>
          <table:table-cell office:value-type="float" office:value="-2971.43">
            <text:p>-2971.43</text:p>
          </table:table-cell>
          <table:table-cell/>
          <table:table-cell table:style-name="Default"/>
          <table:table-cell table:style-name="ce30" table:formula="of:=6766.100312/[.B16]" office:value-type="float" office:value="-2.18184583872122">
            <text:p>-2.1818</text:p>
          </table:table-cell>
          <table:table-cell table:style-name="ce30" table:formula="of:= SQRT(7.1447732/[.B16]^2)" office:value-type="float" office:value="0.000861945592213198">
            <text:p>0.0009</text:p>
          </table:table-cell>
          <table:table-cell table:style-name="ce30" table:formula="of:=6766.100312/[.C16]" office:value-type="float" office:value="-2.26770307539683">
            <text:p>-2.2677</text:p>
          </table:table-cell>
          <table:table-cell table:style-name="ce30" table:formula="of:= SQRT(7.1447732/[.C16]^2)" office:value-type="float" office:value="0.000895863784506525">
            <text:p>0.0009</text:p>
          </table:table-cell>
          <table:table-cell table:style-name="ce30" table:formula="of:=6766.100312/[.G16]" office:value-type="float" office:value="-2.15937533893329">
            <text:p>-2.1594</text:p>
          </table:table-cell>
          <table:table-cell table:style-name="ce30" table:formula="of:= SQRT(7.1447732/[.G16]^2)" office:value-type="float" office:value="0.000853068545126135">
            <text:p>0.0009</text:p>
          </table:table-cell>
          <table:table-cell table:style-name="ce30" table:formula="of:=6766.100312/[.H16]" office:value-type="float" office:value="-2.2770518948789">
            <text:p>-2.2771</text:p>
          </table:table-cell>
          <table:table-cell table:style-name="ce29" table:formula="of:= SQRT(7.1447732/[.H16]^2)" office:value-type="float" office:value="0.000899557067323284">
            <text:p>0.0009</text:p>
          </table:table-cell>
          <table:table-cell table:style-name="Default" table:number-columns-repeated="3"/>
          <table:table-cell table:style-name="ce35" office:value-type="float" office:value="2.15937533893329">
            <text:p>2.1594</text:p>
          </table:table-cell>
          <table:table-cell table:style-name="ce38" office:value-type="float" office:value="2.17562169107798">
            <text:p>2.1756</text:p>
          </table:table-cell>
          <table:table-cell table:number-columns-repeated="1001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3096.63">
            <text:p>-3096.63</text:p>
          </table:table-cell>
          <table:table-cell office:value-type="float" office:value="-2983.55">
            <text:p>-2983.55</text:p>
          </table:table-cell>
          <table:table-cell/>
          <table:table-cell table:style-name="Default"/>
          <table:table-cell/>
          <table:table-cell office:value-type="float" office:value="-3120.04">
            <text:p>-3120.04</text:p>
          </table:table-cell>
          <table:table-cell office:value-type="float" office:value="-2971.98">
            <text:p>-2971.98</text:p>
          </table:table-cell>
          <table:table-cell/>
          <table:table-cell table:style-name="Default"/>
          <table:table-cell table:style-name="ce30" table:formula="of:=6766.100312/[.B17]" office:value-type="float" office:value="-2.18498829760094">
            <text:p>-2.1850</text:p>
          </table:table-cell>
          <table:table-cell table:style-name="ce30" table:formula="of:= SQRT(7.1447732/[.B17]^2)" office:value-type="float" office:value="0.000863187031242489">
            <text:p>0.0009</text:p>
          </table:table-cell>
          <table:table-cell table:style-name="ce30" table:formula="of:=6766.100312/[.C17]" office:value-type="float" office:value="-2.26780188433242">
            <text:p>-2.2678</text:p>
          </table:table-cell>
          <table:table-cell table:style-name="ce30" table:formula="of:= SQRT(7.1447732/[.C17]^2)" office:value-type="float" office:value="0.000895902819311366">
            <text:p>0.0009</text:p>
          </table:table-cell>
          <table:table-cell table:style-name="ce30" table:formula="of:=6766.100312/[.G17]" office:value-type="float" office:value="-2.16859409238343">
            <text:p>-2.1686</text:p>
          </table:table-cell>
          <table:table-cell table:style-name="ce30" table:formula="of:= SQRT(7.1447732/[.G17]^2)" office:value-type="float" office:value="0.000856710444916228">
            <text:p>0.0009</text:p>
          </table:table-cell>
          <table:table-cell table:style-name="ce30" table:formula="of:=6766.100312/[.H17]" office:value-type="float" office:value="-2.2766304995323">
            <text:p>-2.2766</text:p>
          </table:table-cell>
          <table:table-cell table:style-name="ce29" table:formula="of:= SQRT(7.1447732/[.H17]^2)" office:value-type="float" office:value="0.000899390593663627">
            <text:p>0.0009</text:p>
          </table:table-cell>
          <table:table-cell table:style-name="Default" table:number-columns-repeated="3"/>
          <table:table-cell table:style-name="ce35" office:value-type="float" office:value="2.16859409238343">
            <text:p>2.1686</text:p>
          </table:table-cell>
          <table:table-cell table:style-name="ce38" office:value-type="float" office:value="2.17292256375015">
            <text:p>2.1729</text:p>
          </table:table-cell>
          <table:table-cell table:number-columns-repeated="1001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3097.65">
            <text:p>-3097.65</text:p>
          </table:table-cell>
          <table:table-cell office:value-type="float" office:value="-2990.96">
            <text:p>-2990.96</text:p>
          </table:table-cell>
          <table:table-cell/>
          <table:table-cell table:style-name="Default"/>
          <table:table-cell/>
          <table:table-cell office:value-type="float" office:value="-3120.05">
            <text:p>-3120.05</text:p>
          </table:table-cell>
          <table:table-cell office:value-type="float" office:value="-2979.75">
            <text:p>-2979.75</text:p>
          </table:table-cell>
          <table:table-cell/>
          <table:table-cell table:style-name="Default"/>
          <table:table-cell table:style-name="ce30" table:formula="of:=6766.100312/[.B18]" office:value-type="float" office:value="-2.18426882055752">
            <text:p>-2.1843</text:p>
          </table:table-cell>
          <table:table-cell table:style-name="ce30" table:formula="of:= SQRT(7.1447732/[.B18]^2)" office:value-type="float" office:value="0.000862902799398391">
            <text:p>0.0009</text:p>
          </table:table-cell>
          <table:table-cell table:style-name="ce30" table:formula="of:=6766.100312/[.C18]" office:value-type="float" office:value="-2.26218348356381">
            <text:p>-2.2622</text:p>
          </table:table-cell>
          <table:table-cell table:style-name="ce30" table:formula="of:= SQRT(7.1447732/[.C18]^2)" office:value-type="float" office:value="0.000893683251048636">
            <text:p>0.0009</text:p>
          </table:table-cell>
          <table:table-cell table:style-name="ce30" table:formula="of:=6766.100312/[.G18]" office:value-type="float" office:value="-2.16858714187273">
            <text:p>-2.1686</text:p>
          </table:table-cell>
          <table:table-cell table:style-name="ce30" table:formula="of:= SQRT(7.1447732/[.G18]^2)" office:value-type="float" office:value="0.000856707699093421">
            <text:p>0.0009</text:p>
          </table:table-cell>
          <table:table-cell table:style-name="ce30" table:formula="of:=6766.100312/[.H18]" office:value-type="float" office:value="-2.27069395486198">
            <text:p>-2.2707</text:p>
          </table:table-cell>
          <table:table-cell table:style-name="ce29" table:formula="of:= SQRT(7.1447732/[.H18]^2)" office:value-type="float" office:value="0.000897045341574436">
            <text:p>0.0009</text:p>
          </table:table-cell>
          <table:table-cell table:style-name="Default" table:number-columns-repeated="3"/>
          <table:table-cell table:style-name="ce35" office:value-type="float" office:value="2.16858714187273">
            <text:p>2.1686</text:p>
          </table:table-cell>
          <table:table-cell table:style-name="ce38" office:value-type="float" office:value="2.21909950816651">
            <text:p>2.2191</text:p>
          </table:table-cell>
          <table:table-cell table:number-columns-repeated="1001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3102.95">
            <text:p>-3102.95</text:p>
          </table:table-cell>
          <table:table-cell office:value-type="float" office:value="-3003.79">
            <text:p>-3003.79</text:p>
          </table:table-cell>
          <table:table-cell/>
          <table:table-cell table:style-name="Default"/>
          <table:table-cell/>
          <table:table-cell office:value-type="float" office:value="-3124.31">
            <text:p>-3124.31</text:p>
          </table:table-cell>
          <table:table-cell office:value-type="float" office:value="-2992.61">
            <text:p>-2992.61</text:p>
          </table:table-cell>
          <table:table-cell/>
          <table:table-cell table:style-name="Default"/>
          <table:table-cell table:style-name="ce30" table:formula="of:=6766.100312/[.B19]" office:value-type="float" office:value="-2.18053797579723">
            <text:p>-2.1805</text:p>
          </table:table-cell>
          <table:table-cell table:style-name="ce30" table:formula="of:= SQRT(7.1447732/[.B19]^2)" office:value-type="float" office:value="0.000861428916533114">
            <text:p>0.0009</text:p>
          </table:table-cell>
          <table:table-cell table:style-name="ce30" table:formula="of:=6766.100312/[.C19]" office:value-type="float" office:value="-2.25252108569507">
            <text:p>-2.2525</text:p>
          </table:table-cell>
          <table:table-cell table:style-name="ce30" table:formula="of:= SQRT(7.1447732/[.C19]^2)" office:value-type="float" office:value="0.000889866088027601">
            <text:p>0.0009</text:p>
          </table:table-cell>
          <table:table-cell table:style-name="ce30" table:formula="of:=6766.100312/[.G19]" office:value-type="float" office:value="-2.16563027100384">
            <text:p>-2.1656</text:p>
          </table:table-cell>
          <table:table-cell table:style-name="ce30" table:formula="of:= SQRT(7.1447732/[.G19]^2)" office:value-type="float" office:value="0.000855539577236711">
            <text:p>0.0009</text:p>
          </table:table-cell>
          <table:table-cell table:style-name="ce30" table:formula="of:=6766.100312/[.H19]" office:value-type="float" office:value="-2.26093621019779">
            <text:p>-2.2609</text:p>
          </table:table-cell>
          <table:table-cell table:style-name="ce29" table:formula="of:= SQRT(7.1447732/[.H19]^2)" office:value-type="float" office:value="0.000893190511478752">
            <text:p>0.0009</text:p>
          </table:table-cell>
          <table:table-cell table:style-name="Default" table:number-columns-repeated="3"/>
          <table:table-cell table:style-name="ce35" office:value-type="float" office:value="2.16563027100384">
            <text:p>2.1656</text:p>
          </table:table-cell>
          <table:table-cell table:style-name="ce38" office:value-type="float" office:value="2.25643971679798">
            <text:p>2.2564</text:p>
          </table:table-cell>
          <table:table-cell table:number-columns-repeated="1001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3121.64">
            <text:p>-3121.64</text:p>
          </table:table-cell>
          <table:table-cell office:value-type="float" office:value="-3025.44">
            <text:p>-3025.44</text:p>
          </table:table-cell>
          <table:table-cell/>
          <table:table-cell table:style-name="Default"/>
          <table:table-cell/>
          <table:table-cell office:value-type="float" office:value="-3135.62">
            <text:p>-3135.62</text:p>
          </table:table-cell>
          <table:table-cell office:value-type="float" office:value="-3014.42">
            <text:p>-3014.42</text:p>
          </table:table-cell>
          <table:table-cell/>
          <table:table-cell table:style-name="Default"/>
          <table:table-cell table:style-name="ce30" table:formula="of:=6766.100312/[.B20]" office:value-type="float" office:value="-2.16748257710691">
            <text:p>-2.1675</text:p>
          </table:table-cell>
          <table:table-cell table:style-name="ce30" table:formula="of:= SQRT(7.1447732/[.B20]^2)" office:value-type="float" office:value="0.000856271337039642">
            <text:p>0.0009</text:p>
          </table:table-cell>
          <table:table-cell table:style-name="ce30" table:formula="of:=6766.100312/[.C20]" office:value-type="float" office:value="-2.23640208101962">
            <text:p>-2.2364</text:p>
          </table:table-cell>
          <table:table-cell table:style-name="ce30" table:formula="of:= SQRT(7.1447732/[.C20]^2)" office:value-type="float" office:value="0.000883498220608053">
            <text:p>0.0009</text:p>
          </table:table-cell>
          <table:table-cell table:style-name="ce30" table:formula="of:=6766.100312/[.G20]" office:value-type="float" office:value="-2.15781896785963">
            <text:p>-2.1578</text:p>
          </table:table-cell>
          <table:table-cell table:style-name="ce30" table:formula="of:= SQRT(7.1447732/[.G20]^2)" office:value-type="float" office:value="0.000852453695459407">
            <text:p>0.0009</text:p>
          </table:table-cell>
          <table:table-cell table:style-name="ce30" table:formula="of:=6766.100312/[.H20]" office:value-type="float" office:value="-2.24457783321501">
            <text:p>-2.2446</text:p>
          </table:table-cell>
          <table:table-cell table:style-name="ce29" table:formula="of:= SQRT(7.1447732/[.H20]^2)" office:value-type="float" office:value="0.000886728079218034">
            <text:p>0.0009</text:p>
          </table:table-cell>
          <table:table-cell table:number-columns-repeated="3"/>
          <table:table-cell table:style-name="ce37" office:value-type="float" office:value="2.15781896785963">
            <text:p>2.1578</text:p>
          </table:table-cell>
          <table:table-cell table:style-name="ce38" office:value-type="float" office:value="2.23433047493266">
            <text:p>2.2343</text:p>
          </table:table-cell>
          <table:table-cell table:number-columns-repeated="1001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3152.53">
            <text:p>-3152.53</text:p>
          </table:table-cell>
          <table:table-cell office:value-type="float" office:value="-3068.91">
            <text:p>-3068.91</text:p>
          </table:table-cell>
          <table:table-cell/>
          <table:table-cell table:style-name="Default"/>
          <table:table-cell/>
          <table:table-cell office:value-type="float" office:value="-3168.77">
            <text:p>-3168.77</text:p>
          </table:table-cell>
          <table:table-cell office:value-type="float" office:value="-3058.18">
            <text:p>-3058.18</text:p>
          </table:table-cell>
          <table:table-cell/>
          <table:table-cell table:style-name="Default"/>
          <table:table-cell table:style-name="ce30" table:formula="of:=6766.100312/[.B21]" office:value-type="float" office:value="-2.14624454390601">
            <text:p>-2.1462</text:p>
          </table:table-cell>
          <table:table-cell table:style-name="ce30" table:formula="of:= SQRT(7.1447732/[.B21]^2)" office:value-type="float" office:value="0.000847881180054251">
            <text:p>0.0008</text:p>
          </table:table-cell>
          <table:table-cell table:style-name="ce30" table:formula="of:=6766.100312/[.C21]" office:value-type="float" office:value="-2.20472425453989">
            <text:p>-2.2047</text:p>
          </table:table-cell>
          <table:table-cell table:style-name="ce30" table:formula="of:= SQRT(7.1447732/[.C21]^2)" office:value-type="float" office:value="0.000870983787910505">
            <text:p>0.0009</text:p>
          </table:table-cell>
          <table:table-cell table:style-name="ce30" table:formula="of:=6766.100312/[.G21]" office:value-type="float" office:value="-2.13524500421299">
            <text:p>-2.1352</text:p>
          </table:table-cell>
          <table:table-cell table:style-name="ce30" table:formula="of:= SQRT(7.1447732/[.G21]^2)" office:value-type="float" office:value="0.000843535774624358">
            <text:p>0.0008</text:p>
          </table:table-cell>
          <table:table-cell table:style-name="ce30" table:formula="of:=6766.100312/[.H21]" office:value-type="float" office:value="-2.21245980027337">
            <text:p>-2.2125</text:p>
          </table:table-cell>
          <table:table-cell table:style-name="ce29" table:formula="of:= SQRT(7.1447732/[.H21]^2)" office:value-type="float" office:value="0.000874039741465979">
            <text:p>0.0009</text:p>
          </table:table-cell>
          <table:table-cell table:number-columns-repeated="3"/>
          <table:table-cell table:style-name="ce37" office:value-type="float" office:value="2.13524500421299">
            <text:p>2.1352</text:p>
          </table:table-cell>
          <table:table-cell table:style-name="ce38" office:value-type="float" office:value="2.13559059696554">
            <text:p>2.1356</text:p>
          </table:table-cell>
          <table:table-cell table:number-columns-repeated="1001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3187.68">
            <text:p>-3187.68</text:p>
          </table:table-cell>
          <table:table-cell office:value-type="float" office:value="-3113.13">
            <text:p>-3113.13</text:p>
          </table:table-cell>
          <table:table-cell/>
          <table:table-cell table:style-name="Default"/>
          <table:table-cell/>
          <table:table-cell office:value-type="float" office:value="-3199.95">
            <text:p>-3199.95</text:p>
          </table:table-cell>
          <table:table-cell office:value-type="float" office:value="-3105.74">
            <text:p>-3105.74</text:p>
          </table:table-cell>
          <table:table-cell table:number-columns-repeated="2"/>
          <table:table-cell table:style-name="ce30" table:formula="of:=6766.100312/[.B22]" office:value-type="float" office:value="-2.12257827385434">
            <text:p>-2.1226</text:p>
          </table:table-cell>
          <table:table-cell table:style-name="ce30" table:formula="of:= SQRT(7.1447732/[.B22]^2)" office:value-type="float" office:value="0.000838531739872392">
            <text:p>0.0008</text:p>
          </table:table-cell>
          <table:table-cell table:style-name="ce30" table:formula="of:=6766.100312/[.C22]" office:value-type="float" office:value="-2.17340757115829">
            <text:p>-2.1734</text:p>
          </table:table-cell>
          <table:table-cell table:style-name="ce30" table:formula="of:= SQRT(7.1447732/[.C22]^2)" office:value-type="float" office:value="0.000858612026017682">
            <text:p>0.0009</text:p>
          </table:table-cell>
          <table:table-cell table:style-name="ce30" table:formula="of:=6766.100312/[.G22]" office:value-type="float" office:value="-2.1144393856154">
            <text:p>-2.1144</text:p>
          </table:table-cell>
          <table:table-cell table:style-name="ce30" table:formula="of:= SQRT(7.1447732/[.G22]^2)" office:value-type="float" office:value="0.000835316444493329">
            <text:p>0.0008</text:p>
          </table:table-cell>
          <table:table-cell table:style-name="ce30" table:formula="of:=6766.100312/[.H22]" office:value-type="float" office:value="-2.17857911866415">
            <text:p>-2.1786</text:p>
          </table:table-cell>
          <table:table-cell table:style-name="ce29" table:formula="of:= SQRT(7.1447732/[.H22]^2)" office:value-type="float" office:value="0.000860655063384709">
            <text:p>0.0009</text:p>
          </table:table-cell>
          <table:table-cell table:number-columns-repeated="3"/>
          <table:table-cell table:style-name="ce37" office:value-type="float" office:value="2.1144393856154">
            <text:p>2.1144</text:p>
          </table:table-cell>
          <table:table-cell table:style-name="ce38" office:value-type="float" office:value="2.12983789723877">
            <text:p>2.1298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number-style style:name="N8136" number:language="en" number:country="GB">
      <number:number number:decimal-places="3" number:min-integer-digits="1"/>
    </number:number-style>
    <number:number-style style:name="N8137" number:language="en" number:country="GB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28/06/2019</text:date>, <text:time>02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8T02:06:39.14</dc:date>
    <meta:generator>OpenOffice/4.1.5$Win32 OpenOffice.org_project/415m1$Build-9789</meta:generator>
    <meta:editing-duration>PT11H29M11S</meta:editing-duration>
    <meta:editing-cycles>18</meta:editing-cycles>
    <meta:document-statistic meta:table-count="2" meta:cell-count="495" meta:object-count="0"/>
  </office:meta>
</office:document-meta>
</file>